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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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20:15:35.314388842</meta:creation-date>
    <dc:date>2022-07-07T20:15:40.855135629</dc:date>
    <meta:editing-duration>PT9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